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9f3" officeooo:paragraph-rsid="0017c9f3"/>
    </style:style>
    <style:style style:name="P2" style:family="paragraph" style:parent-style-name="Standard">
      <style:text-properties officeooo:paragraph-rsid="0017c9f3"/>
    </style:style>
    <style:style style:name="P3" style:family="paragraph" style:parent-style-name="Standard">
      <style:text-properties officeooo:rsid="001b69af" officeooo:paragraph-rsid="001b69af"/>
    </style:style>
    <style:style style:name="P4" style:family="paragraph" style:parent-style-name="Standard">
      <style:text-properties officeooo:rsid="001d52ba" officeooo:paragraph-rsid="001d52ba"/>
    </style:style>
    <style:style style:name="P5" style:family="paragraph" style:parent-style-name="Standard">
      <style:text-properties officeooo:rsid="001db35a" officeooo:paragraph-rsid="001db35a"/>
    </style:style>
    <style:style style:name="P6" style:family="paragraph" style:parent-style-name="Standard">
      <style:text-properties officeooo:paragraph-rsid="001f1a12"/>
    </style:style>
    <style:style style:name="T1" style:family="text">
      <style:text-properties officeooo:rsid="00165c6b"/>
    </style:style>
    <style:style style:name="T2" style:family="text">
      <style:text-properties officeooo:rsid="0017c9f3"/>
    </style:style>
    <style:style style:name="T3" style:family="text">
      <style:text-properties officeooo:rsid="00197609"/>
    </style:style>
    <style:style style:name="T4" style:family="text">
      <style:text-properties officeooo:rsid="001d52ba"/>
    </style:style>
    <style:style style:name="T5" style:family="text">
      <style:text-properties officeooo:rsid="001f1a12"/>
    </style:style>
    <style:style style:name="T6" style:family="text">
      <style:text-properties officeooo:rsid="0020b02a"/>
    </style:style>
    <style:style style:name="T7" style:family="text">
      <style:text-properties officeooo:rsid="00218ec1"/>
    </style:style>
    <style:style style:name="T8" style:family="text">
      <style:text-properties officeooo:rsid="00234da3"/>
    </style:style>
    <style:style style:name="T9" style:family="text">
      <style:text-properties officeooo:rsid="00250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从明年开始的交易策略改变</text:p>
      <text:p text:style-name="Standard">今年的问题</text:p>
      <text:p text:style-name="P6"><text:span text:style-name="T2">1. MDEV 无效, 造成月初大量交易，12月份月初造成2%的ptf巨大损失</text:span></text:p>
      <text:p text:style-name="P6"><text:span text:style-name="T5">2. delta变化快，被市场抛在后边，ptf远跑输指数</text:span></text:p>
      <text:p text:style-name="P4"><text:span text:style-name="T5">3</text:span>. 今年表面选股没有优势，放弃选股</text:p>
      <text:p text:style-name="P2"/>
      <text:p text:style-name="Standard"/>
      <text:p text:style-name="Standard">结论<text:span text:style-name="T3">：</text:span></text:p>
      <text:p text:style-name="Standard">1. 增加重视<text:span text:style-name="T1">YDEV，减少重视MDEV</text:span></text:p>
      <text:p text:style-name="P1">2. YDEV决定了整个ptf的delta 的<text:span text:style-name="T6">80%. </text:span></text:p>
      <text:p text:style-name="P3">3. 放弃个股，用<text:span text:style-name="T4">ETF。PTF中至少80%的position是index ETF.</text:span></text:p>
      <text:p text:style-name="P5">4. 个股可以作为锦上添花<text:span text:style-name="T6">，决定了其余的20%. 这个可以用MTD。</text:span></text:p>
      <text:p text:style-name="P5">5. Base delta用YDEV决定，这个防止指数和大盘相差太远, <text:span text:style-name="T7">BASE DELTA不受MDEV影响</text:span></text:p>
      <text:p text:style-name="P5"/>
      <text:p text:style-name="P5">这周末实施这个策略 <text:span text:style-name="T9">（12.7-8）</text:span></text:p>
      <text:p text:style-name="P5"/>
      <text:p text:style-name="P5"/>
      <text:p text:style-name="P5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4:30:51.189873415</meta:creation-date>
    <dc:date>2019-12-06T14:42:07.557389572</dc:date>
    <meta:editing-duration>PT11M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94" meta:character-count="301" meta:non-whitespace-character-count="283"/>
  </office:meta>
</office:document-meta>
</file>